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SOLY Pauline</text:p>
      <text:p text:style-name="Standard">31 rue d'heuringhem </text:p>
      <text:p text:style-name="Standard">62 120</text:p>
      <text:p text:style-name="Standard">Campagne les Wardrecques</text:p>
      <text:p text:style-name="Standard">07 50 35 24 36 </text:p>
      <text:p text:style-name="Standard">03 21 38 01 89</text:p>
      <text:p text:style-name="Standard"><text:a xlink:type="simple" xlink:href="mailto:pauline.dessoly@yahoo.fr" text:style-name="Internet_20_link" text:visited-style-name="Visited_20_Internet_20_Link">pauline.dessoly@yahoo.fr</text:a><text:tab/></text:p>
      <text:p text:style-name="P1">ESPE Lille Nord de France</text:p>
      <text:p text:style-name="P1">365 Bis Rue Jules Guesde</text:p>
      <text:p text:style-name="P1">59 650</text:p>
      <text:p text:style-name="P1">Villeneuve-d'Ascq</text:p>
      <text:p text:style-name="P1"/>
      <text:p text:style-name="P1">A Campagne les Wardrecques, le 15 mai 2017</text:p>
      <text:p text:style-name="P1"/>
      <text:p text:style-name="P2">Objet: Candidature pour intégrer le master métier de l'enseignement, de l'éducation et de la formation, mention premier dégré</text:p>
      <text:p text:style-name="P2"/>
      <text:p text:style-name="P2">Madame, Monsieur, </text:p>
      <text:p text:style-name="P2"/>
      <text:p text:style-name="P2">Actuellement en dernière année de licence d'Histoire à l'université de Lille 3 Charles de Gaulle, je me permet de vous envoyer ma candidature pour le master MEEF mention premier degré pour la rentrée 2017/2018. </text:p>
      <text:p text:style-name="P2"/>
      <text:p text:style-name="P2">Cela fait déjà plusieurs années que je nourris la volonté de faire de l'enseignement mon métier. J'ai donc pris la décision d'effectuer un bac économique et social au Lycée Alexandre Ribot à St Omer, avant de rejoindre la Licence Histoire à l'université Charles de Gaulle de Lille 3. Durant ma scolarité mes professeurs et particulièrement ceux d'histoire m'ont véhiculé le goût et la passion de l'enseignement, ceux qui justifie aujourd'hui mon intéret pour la formation proposée dans votre école. J'ai à coeur de transmettre mon savoir aux plus jeunes pour qu'ils puissent ainsi devenir des adultes épanouis dans la société et dans leur furtur travail. </text:p>
      <text:p text:style-name="P2">Le programme dispensé dans votre établissement m'est nécessaire pour acquérir le savoir faire nécessaire pour réussir le concours préparant au métier de professeur des écoles et pour devenir un excellent enseignant pour mes je l'espère futurs élèves. </text:p>
      <text:p text:style-name="P2">A l'aise, dynamique et patiente avec les enfants, c'est tout naturellement que j'ai décidé de suivre une formation préparant au brevet d'aptitude aux fonctions d'animateur (BAFA) que j'ai obtenu en juin 2015 après avoir effectuée deux stages dans deux centres différents. Depuis cette date, je suis animatrice chaque été dans les centres dans lesquelles j'ai été ammenée à encadrer aussi bien des enfants de 3 ans, que de 12 ans. Ce travail m'a permis d'acquérir une certaine expérience de l'enfant, de ses rythmes, de ses besoins affectifs, de construire une relation de qualité avec eux mais aussi de participer à des projets pédagogiques, d'animer des activités avec responsabilité, de travailler en équipe et de transmettre et faire partager les valeurs de la République et de la Laïcité. Aussi je suis totalement capable de vieiller au bien être et à la sécurité de l'enfant dont j'ai la responsabilité. </text:p>
      <text:p text:style-name="P2"/>
      <text:p text:style-name="P2">Disposant de la motivation nécessaire pour suivre votre formation et réussir le concours, je sollicite votre attention et bienveillance pour accepter ma candidature au master MEEF mention premier degrés pour la rentrée 2017. </text:p>
      <text:p text:style-name="P2"/>
      <text:p text:style-name="P2">Veuillez recevoir, Madame, Monsieur, l'expression de ma considération la plus respectueuse. </text:p>
      <text:p text:style-name="P2"/>
      <text:p text:style-name="P1">Dessoly Paulin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40S</meta:editing-duration>
    <meta:editing-cycles>3</meta:editing-cycles>
    <meta:generator>OpenOffice/4.1.2$Win32 OpenOffice.org_project/412m3$Build-9782</meta:generator>
    <dc:date>2017-05-09T13:35:28.71</dc:date>
    <meta:document-statistic meta:table-count="0" meta:image-count="0" meta:object-count="0" meta:page-count="1" meta:paragraph-count="21" meta:word-count="431" meta:character-count="2735"/>
    <dc:creator>Pauline Dessoly</dc:creator>
    <meta:user-defined meta:name="Info 1"/>
    <meta:user-defined meta:name="Info 2"/>
    <meta:user-defined meta:name="Info 3"/>
    <meta:user-defined meta:name="Info 4"/>
  </office:meta>
</office:document-meta>
</file>